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3333" fo:font-weight="bold" style:font-weight-asian="bold" style:font-weight-complex="bold"/>
    </style:style>
    <style:style style:name="P2" style:family="paragraph" style:parent-style-name="Standard">
      <style:text-properties fo:color="#ff3333" fo:font-weight="normal" style:font-weight-asian="normal" style:font-weight-complex="normal"/>
    </style:style>
    <style:style style:name="P3" style:family="paragraph" style:parent-style-name="Standard">
      <style:text-properties fo:color="#000000" fo:font-weight="normal" style:font-weight-asian="normal" style:font-weight-complex="normal"/>
    </style:style>
    <style:style style:name="P4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fo:color="#ff3333" fo:font-weight="normal" style:font-weight-asian="normal" style:font-weight-complex="normal"/>
    </style:style>
    <style:style style:name="T1" style:family="text">
      <style:text-properties fo:color="#ff3333"/>
    </style:style>
    <style:style style:name="T2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électeurs atypiques : </text:p>
      <text:p text:style-name="P1"/>
      <text:p text:style-name="P3">div &gt; p </text:p>
      <text:p text:style-name="P3"/>
      <text:p text:style-name="P3">Sélection des balises p qui sont immédiatement placées sous une balise div</text:p>
      <text:p text:style-name="P3"/>
      <text:p text:style-name="P3">&lt;div&gt;</text:p>
      <text:p text:style-name="P3"><text:tab/><text:span text:style-name="T1">&lt;p&gt;&lt;/p&gt;</text:span></text:p>
      <text:p text:style-name="P2"><text:tab/>&lt;p&gt;&lt;/p&gt;</text:p>
      <text:p text:style-name="P3">&lt;/div&gt;</text:p>
      <text:p text:style-name="P3"/>
      <text:p text:style-name="P2">paragraphe touché</text:p>
      <text:p text:style-name="P2"/>
      <text:p text:style-name="P3">div + p</text:p>
      <text:p text:style-name="P3"/>
      <text:p text:style-name="P3">Sélection des balises p qui sont immédiatement placées sous une balise div</text:p>
      <text:p text:style-name="P3"/>
      <text:p text:style-name="P3">&lt;p&gt;&lt;/p&gt;</text:p>
      <text:p text:style-name="P3">&lt;div&gt;</text:p>
      <text:p text:style-name="P3"><text:tab/><text:span text:style-name="T1">&lt;p&gt;&lt;/p&gt;</text:span></text:p>
      <text:p text:style-name="P2"><text:tab/><text:span text:style-name="T2">&lt;p&gt;&lt;/p&gt;</text:span></text:p>
      <text:p text:style-name="P3">&lt;/div&gt;</text:p>
      <text:p text:style-name="P3"/>
      <text:p text:style-name="P2">paragraphe touché</text:p>
      <text:p text:style-name="P4"/>
      <text:p text:style-name="P2"/>
      <text:p text:style-name="P3">nav a:nth-child(n)</text:p>
      <text:p text:style-name="P3"/>
      <text:p text:style-name="P3">Sélection des n balises a placées dans une balise nav</text:p>
      <text:p text:style-name="P3"/>
      <text:p text:style-name="P3">nth-child(2n+1) permet de choisir les éléments impair</text:p>
      <text:p text:style-name="P3"/>
      <text:p text:style-name="P3">nth-child(odd) = element pair</text:p>
      <text:p text:style-name="P3"/>
      <text:p text:style-name="P3">nth-child(even) = element impair</text:p>
      <text:p text:style-name="P3"/>
      <text:p text:style-name="P4"/>
      <text:p text:style-name="P2"/>
      <text:p text:style-name="P3">p:before {</text:p>
      <text:p text:style-name="P3"><text:tab/>content : ' <text:s/>' ;</text:p>
      <text:p text:style-name="P3"><text:tab/>background_image : url() ;</text:p>
      <text:p text:style-name="P3"><text:tab/>...</text:p>
      <text:p text:style-name="P3">}</text:p>
      <text:p text:style-name="P3">Rajoute quelque chose avant le paragraphe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9T13:50:16.53</meta:creation-date>
    <meta:generator>OpenOffice/4.1.5$Win32 OpenOffice.org_project/415m1$Build-9789</meta:generator>
    <meta:document-statistic meta:table-count="0" meta:image-count="0" meta:object-count="0" meta:page-count="1" meta:paragraph-count="27" meta:word-count="92" meta:character-count="566"/>
    <dc:date>2018-10-09T15:32:25.53</dc:date>
    <meta:editing-duration>PT1H42M9S</meta:editing-duration>
    <meta:editing-cycles>1</meta:editing-cycles>
  </office:meta>
</office:document-meta>
</file>